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lace</text:p>
          </table:table-cell>
          <table:table-cell office:value-type="string">
            <text:p>Score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</table:table-row>
        <table:table-row table:style-name="ro1">
          <table:table-cell office:value-type="string">
            <text:p>Yorkton 1</text:p>
          </table:table-cell>
          <table:table-cell office:value-type="string">
            <text:p>AI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osewood 1</text:p>
          </table:table-cell>
          <table:table-cell office:value-type="string">
            <text:p>AI</text:p>
          </table:table-cell>
          <table:table-cell office:value-type="float" office:value="3">
            <text:p>3</text:p>
          </table:table-cell>
          <table:table-cell office:value-type="float" office:value="-10">
            <text:p>-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orris 3</text:p>
          </table:table-cell>
          <table:table-cell office:value-type="string">
            <text:p>AI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Quizzer</text:p>
          </table:table-cell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  <table:table-cell office:value-type="string">
            <text:p>Jumps</text:p>
          </table:table-cell>
        </table:table-row>
        <table:table-row table:style-name="ro1">
          <table:table-cell office:value-type="string">
            <text:p>Caleb Giesbrecht</text:p>
          </table:table-cell>
          <table:table-cell office:value-type="string">
            <text:p>Yorkton 1</text:p>
          </table:table-cell>
          <table:table-cell office:value-type="string">
            <text:p>AI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Jaala Martin</text:p>
          </table:table-cell>
          <table:table-cell office:value-type="string">
            <text:p>Yorkton 1</text:p>
          </table:table-cell>
          <table:table-cell office:value-type="string">
            <text:p>AI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idan Sawatzky</text:p>
          </table:table-cell>
          <table:table-cell office:value-type="string">
            <text:p>Yorkton 1</text:p>
          </table:table-cell>
          <table:table-cell office:value-type="string">
            <text:p>AI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Yorkton 1</text:p>
          </table:table-cell>
          <table:table-cell office:value-type="string">
            <text:p>AI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Yorkton 1</text:p>
          </table:table-cell>
          <table:table-cell office:value-type="string">
            <text:p>AI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liyah Wilder</text:p>
          </table:table-cell>
          <table:table-cell office:value-type="string">
            <text:p>Rosewood 1</text:p>
          </table:table-cell>
          <table:table-cell office:value-type="string">
            <text:p>AI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Tim Ulrikson</text:p>
          </table:table-cell>
          <table:table-cell office:value-type="string">
            <text:p>Rosewood 1</text:p>
          </table:table-cell>
          <table:table-cell office:value-type="string">
            <text:p>AI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Jason Ulrikson</text:p>
          </table:table-cell>
          <table:table-cell office:value-type="string">
            <text:p>Rosewood 1</text:p>
          </table:table-cell>
          <table:table-cell office:value-type="string">
            <text:p>AI</text:p>
          </table:table-cell>
          <table:table-cell office:value-type="float" office:value="-10">
            <text:p>-1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Quentin Reimer</text:p>
          </table:table-cell>
          <table:table-cell office:value-type="string">
            <text:p>Rosewood 1</text:p>
          </table:table-cell>
          <table:table-cell office:value-type="string">
            <text:p>AI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Rosewood 1</text:p>
          </table:table-cell>
          <table:table-cell office:value-type="string">
            <text:p>AI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lexus Wiebe</text:p>
          </table:table-cell>
          <table:table-cell office:value-type="string">
            <text:p>Morris 3</text:p>
          </table:table-cell>
          <table:table-cell office:value-type="string">
            <text:p>AI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Jessica Janzen</text:p>
          </table:table-cell>
          <table:table-cell office:value-type="string">
            <text:p>Morris 3</text:p>
          </table:table-cell>
          <table:table-cell office:value-type="string">
            <text:p>AI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Maya Giesbrecht</text:p>
          </table:table-cell>
          <table:table-cell office:value-type="string">
            <text:p>Morris 3</text:p>
          </table:table-cell>
          <table:table-cell office:value-type="string">
            <text:p>AI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Morris 3</text:p>
          </table:table-cell>
          <table:table-cell office:value-type="string">
            <text:p>AI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orris 3</text:p>
          </table:table-cell>
          <table:table-cell office:value-type="string">
            <text:p>AI</text:p>
          </table:table-cell>
          <table:table-cell table:number-columns-repeated="3" office:value-type="float" office:value="0">
            <text:p>0</text:p>
          </table:table-cell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named-expressions>
        <table:named-range table:name="Team1" table:base-cell-address="$Sheet2.$A$1" table:cell-range-address="$Sheet3.$A$1"/>
        <table:named-range table:name="Team2" table:base-cell-address="$Sheet2.$A$52" table:cell-range-address="$Sheet3.$A$52"/>
        <table:named-range table:name="Team3" table:base-cell-address="$Sheet2.$A$103" table:cell-range-address="$Sheet3.$A$10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F</number:text>
    </number:number-style>
    <number:number-style style:name="N106">
      <number:text>T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$</number:text>
      <number:number number:decimal-places="0" number:min-integer-digits="1" number:grouping="true"/>
    </number:number-style>
    <number:number-style style:name="N123">
      <number:text>-$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style:text-properties fo:color="#ff0000"/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</number:number-style>
    <number:number-style style:name="N125">
      <number:text>-$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-$</number:text>
      <number:number number:decimal-places="0" number:min-integer-digits="1" number:grouping="true"/>
      <number:text> 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-$</number:text>
      <number:number number:decimal-places="2" number:min-integer-digits="1" number:grouping="true"/>
      <number:text> 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Yes</number:text>
    </number:number-style>
    <number:number-style style:name="N131P1" style:volatile="true">
      <number:text>Yes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True</number:text>
    </number:number-style>
    <number:number-style style:name="N132P1" style:volatile="true">
      <number:text>True</number:text>
    </number:number-style>
    <number:number-style style:name="N132">
      <number:text>False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On</number:text>
    </number:number-style>
    <number:number-style style:name="N133P1" style:volatile="true">
      <number:text>On</number:text>
    </number:number-style>
    <number:number-style style:name="N133">
      <number:text>Off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4P0"/>
    </number:currency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number-style style:name="N139P0" style:volatile="true">
      <number:text>TRUE</number:text>
    </number:number-style>
    <number:number-style style:name="N139P1" style:volatile="true">
      <number:text>TRUE</number:text>
    </number:number-style>
    <number:number-style style:name="N139">
      <number:text>FALSE</number:text>
      <style:map style:condition="value()&gt;0" style:apply-style-name="N139P0"/>
      <style:map style:condition="value()&lt;0" style:apply-style-name="N139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currency-symbol/>
      <number:text>- </number:text>
    </number:currency-style>
    <number:text-style style:name="N8120" number:language="en" number:country="CA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2019-11-03</text:date>, <text:time>18:3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stin Letkeman</meta:initial-creator>
    <meta:creation-date>2019-11-03T18:24:35.78</meta:creation-date>
    <dc:date>2019-11-03T18:30:33.95</dc:date>
    <dc:creator>Dustin Letkeman</dc:creator>
    <meta:editing-duration>PT36S</meta:editing-duration>
    <meta:editing-cycles>1</meta:editing-cycles>
    <meta:generator>OpenOffice/4.1.7$Win32 OpenOffice.org_project/417m1$Build-9800</meta:generator>
    <meta:document-statistic meta:table-count="3" meta:cell-count="115" meta:object-count="0"/>
  </office:meta>
</office:document-meta>
</file>